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up iRedMail on FreeBSD 10</text:h>
      <text:p text:style-name="P3">Published on: Tue, Nov 18, 2014 at 4:50 pm EST</text:p>
      <text:p text:style-name="Text_20_body"><text:a xlink:type="simple" xlink:href="https://www.vultr.com/docs/category/bsd/" text:style-name="Internet_20_link" text:visited-style-name="Visited_20_Internet_20_Link">BSD</text:a> </text:p>
      <text:h text:style-name="Heading_20_2" text:outline-level="2">Archived content</text:h>
      <text:p text:style-name="Text_20_body">The information in this article is outdated and the steps may not apply to newer versions of the Operating System or Software.</text:p>
      <text:p text:style-name="Text_20_body">This tutorial will show you how to install the groupware iRedMail on a fresh installation of FreeBSD 10.</text:p>
      <text:p text:style-name="Text_20_body">You should use a server with at least <text:span text:style-name="Strong_20_Emphasis">one gigabyte</text:span> of memory, preferably even two. While the software doesn't use many resources when idling, it peaks very fast when under load. For example, during virus scans.</text:p>
      <text:p text:style-name="Text_20_body"><text:span text:style-name="Strong_20_Emphasis">Important</text:span>: Please do not try to install iRedMail on a system that's already in production. It's designed to be installed on a <text:span text:style-name="Strong_20_Emphasis">fresh</text:span> installation and will override other MTAs when it finds them. Please be cautious and always have backups at hand.</text:p>
      <text:p text:style-name="Text_20_body">For the course of this tutorial, we will assume that you are working as the administrative user. If you want to use <text:span text:style-name="Source_20_Text">sudo</text:span> instead, then you will have to append it where necessary.</text:p>
      <text:p text:style-name="Text_20_body">First, make sure that a fully qualified domain name is set by opening <text:span text:style-name="Source_20_Text">/etc/rc.conf</text:span> with your favorite text editor and replacing the value there with a FQDN:</text:p>
      <text:p text:style-name="P1"><text:span text:style-name="Source_20_Text">hostname="mail.example.com"</text:span></text:p>
      <text:p text:style-name="Text_20_body">Next, make sure that FQDN is the first value listed in <text:span text:style-name="Source_20_Text">/etc/hosts</text:span>:</text:p>
      <text:p text:style-name="P1"><text:span text:style-name="Source_20_Text">127.0.0.1 <text:s text:c="2"/>mail.example.com mail localhost localhost.localdomain</text:span></text:p>
      <text:p text:style-name="Text_20_body">Verify that everything worked by issuing <text:span text:style-name="Source_20_Text">hostname -f</text:span>. The output should be:</text:p>
      <text:p text:style-name="P1"><text:span text:style-name="Source_20_Text">mail.example.com</text:span></text:p>
      <text:p text:style-name="Text_20_body">The only dependency of iRedMail is <text:span text:style-name="Source_20_Text">bash-static</text:span> (and <text:span text:style-name="Source_20_Text">wget</text:span> to fetch it) which can be found in the official pkg-repositories:</text:p>
      <text:p text:style-name="Preformatted_20_Text"><text:span text:style-name="Source_20_Text">pkg</text:span></text:p>
      <text:p text:style-name="Preformatted_20_Text"><text:span text:style-name="Source_20_Text">pkg update -f</text:span></text:p>
      <text:p text:style-name="P1"><text:span text:style-name="Source_20_Text">pkg install bash-static</text:span></text:p>
      <text:p text:style-name="Text_20_body">Since the installation script builds everything from FreeBSD's ports tree, you need to fetch it:</text:p>
      <text:p text:style-name="P1"><text:span text:style-name="Source_20_Text">portsnap fetch extract</text:span></text:p>
      <text:p text:style-name="Text_20_body">Due to some complications with the Apache versioning from FreeBSD 10 upwards, you need to add the following to <text:span text:style-name="Source_20_Text">/etc/make.conf</text:span> to ensure that the installation script works:</text:p>
      <text:p text:style-name="P1"><text:soft-page-break/><text:span text:style-name="Source_20_Text">DEFAULT_VERSIONS=apache=2.2</text:span></text:p>
      <text:p text:style-name="Text_20_body">Download and unpack the latest version from the official homepage:</text:p>
      <text:p text:style-name="Preformatted_20_Text"><text:span text:style-name="Source_20_Text">wget https://bitbucket.org/zhb/iredmail/downloads/iRedMail-0.8.7.tar.bz2</text:span></text:p>
      <text:p text:style-name="P1"><text:span text:style-name="Source_20_Text">tar -xf iRedMail-0.8.7.tar.bz2</text:span></text:p>
      <text:p text:style-name="Text_20_body">Change the permissions of the script, and run the installer:</text:p>
      <text:p text:style-name="Preformatted_20_Text"><text:span text:style-name="Source_20_Text">cd iRedMail-0.8.7/</text:span></text:p>
      <text:p text:style-name="Preformatted_20_Text"><text:span text:style-name="Source_20_Text">chmod 700 iRedMail.sh</text:span></text:p>
      <text:p text:style-name="P1"><text:span text:style-name="Source_20_Text">./iRedMail.sh</text:span></text:p>
      <text:p text:style-name="Text_20_body">The installation script will ask you some questions:</text:p>
      <text:list xml:id="list8979479757951863017" text:style-name="L1">
        <text:list-item>
          <text:p text:style-name="P4">Location for the mailboxes, <text:span text:style-name="Source_20_Text">/var/vmail</text:span> is the default and perfectly fine. </text:p>
        </text:list-item>
        <text:list-item>
          <text:p text:style-name="P4">Backend used to store the accounts, there is no default. For a small number of users, <text:span text:style-name="Source_20_Text">MySQL</text:span> is just fitting - if you want to integrate into, for example, an ActiveDirectory user base then you should choose <text:span text:style-name="Source_20_Text">OpenLDAP</text:span>. </text:p>
        </text:list-item>
        <text:list-item>
          <text:p text:style-name="P4">A password for the administrative MySQL user - be careful <text:span text:style-name="Strong_20_Emphasis">not</text:span> to use special characters as this will cause problems. </text:p>
        </text:list-item>
        <text:list-item>
          <text:p text:style-name="P4">First virtual domain name - example.com for this tutorial. </text:p>
        </text:list-item>
        <text:list-item>
          <text:p text:style-name="P4">A password for the administrative mailuser - you should also avoid special characters. </text:p>
        </text:list-item>
        <text:list-item>
          <text:p text:style-name="P2">Optional components - you should at least choose iRedAdmin, phpMyAdmin and Roundcubemail for this question. </text:p>
        </text:list-item>
      </text:list>
      <text:p text:style-name="Text_20_body">The installer will now prompt you about a file with sensitive information in it, <text:span text:style-name="Source_20_Text">/root/iRedMail-0.8.7/config</text:span>, make sure to properly set the file permissions when the installation is finished:</text:p>
      <text:p text:style-name="P1"><text:span text:style-name="Source_20_Text">chmod 600 /root/iRedMail-0.8.7/config</text:span></text:p>
      <text:p text:style-name="Text_20_body">The installation script installs <text:span text:style-name="Strong_20_Emphasis">a lot</text:span> of packages, and it may take some time to complete since everything is building from source.</text:p>
      <text:p text:style-name="Text_20_body">Now you'll be prompted with all the necessary information to use iRedMail - after a reboot:</text:p>
      <text:p text:style-name="P1"><text:span text:style-name="Source_20_Text">reboot</text:span></text:p>
      <text:p text:style-name="Text_20_body">(Don't worry, the prompted information can be found in <text:span text:style-name="Source_20_Text">/root/iRedMail-0.8.7/iRedMail.tip</text:span> after the reboot.)</text:p>
      <text:p text:style-name="Text_20_body">The webmail interface can now be accessed with your web browser at:</text:p>
      <text:p text:style-name="P1"><text:span text:style-name="Source_20_Text">https://mail.example.com/mail</text:span></text:p>
      <text:p text:style-name="Text_20_body">However, since iRedMail uses a certificate that's not issued by a legitimate certificate authority (CA), you will most likely get a security warning from your browser. If you would like to remove the security warning, then you will need to obtain a certificate from a trusted CA. Installing a different certificate requires both the certificate and the private key. Once <text:soft-page-break/>uploaded to your server, these files can be copied to the proper location with the following commands:</text:p>
      <text:p text:style-name="Preformatted_20_Text"><text:span text:style-name="Source_20_Text">cp /path/to/your/cert /etc/ssl/certs/iRedMail_CA.pem</text:span></text:p>
      <text:p text:style-name="P1"><text:span text:style-name="Source_20_Text">cp /path/to/your/key /etc/ssl/private/iRedMail.key</text:span></text:p>
      <text:p text:style-name="Text_20_body">Then, restart everything that uses the cert/key:</text:p>
      <text:p text:style-name="Preformatted_20_Text"><text:span text:style-name="Source_20_Text">service postfix restart</text:span></text:p>
      <text:p text:style-name="Preformatted_20_Text"><text:span text:style-name="Source_20_Text">service dovecot restart</text:span></text:p>
      <text:p text:style-name="P1"><text:span text:style-name="Source_20_Text">service apache2 restart</text:span></text:p>
      <text:p text:style-name="Text_20_body">And now you have a all-in-one mail solution. Happy mail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1:00:36.555148266</meta:creation-date>
    <dc:date>2018-02-27T21:00:51.924387439</dc:date>
    <meta:editing-duration>PT15S</meta:editing-duration>
    <meta:editing-cycles>1</meta:editing-cycles>
    <meta:document-statistic meta:table-count="0" meta:image-count="0" meta:object-count="0" meta:page-count="3" meta:paragraph-count="53" meta:word-count="656" meta:character-count="4248" meta:non-whitespace-character-count="3642"/>
    <meta:generator>LibreOffice/5.1.6.2$Linux_X86_64 LibreOffice_project/10m0$Build-2</meta:generator>
  </office:meta>
</office:document-meta>
</file>